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24ce5d" officeooo:paragraph-rsid="0022e652"/>
    </style:style>
    <style:style style:name="P2" style:family="paragraph" style:parent-style-name="Standard">
      <style:paragraph-properties fo:line-height="100%"/>
      <style:text-properties style:font-name="Arial1" fo:font-size="11pt" style:text-underline-style="solid" style:text-underline-width="auto" style:text-underline-color="font-color" fo:font-weight="bold" officeooo:rsid="0025fb15" officeooo:paragraph-rsid="0025fb15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officeooo:paragraph-rsid="00131f89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1f89" style:text-blinking="false" fo:background-color="#ffffff"/>
    </style:style>
    <style:style style:name="P5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6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31f89" officeooo:paragraph-rsid="00131f89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#ffffff"/>
    </style:style>
    <style:style style:name="P9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96377" officeooo:paragraph-rsid="00196377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252525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252525" style:text-line-through-style="none" style:text-line-through-type="none" style:font-name="Arial" fo:font-size="11pt" fo:font-style="italic" style:text-underline-style="none" fo:font-weight="normal" officeooo:rsid="0034ecd5" officeooo:paragraph-rsid="0034ecd5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</style:style>
    <style:style style:name="P13" style:family="paragraph" style:parent-style-name="Text_20_body">
      <style:paragraph-properties fo:margin-top="0in" fo:margin-bottom="0in" loext:contextual-spacing="false" fo:line-height="100%" style:writing-mode="lr-tb"/>
      <style:text-properties officeooo:paragraph-rsid="00196377"/>
    </style:style>
    <style:style style:name="P14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/>
    </style:style>
    <style:style style:name="P15" style:family="paragraph" style:parent-style-name="Text_20_body">
      <style:paragraph-properties fo:margin-top="0in" fo:margin-bottom="0in" loext:contextual-spacing="false" fo:line-height="100%" style:writing-mode="lr-tb"/>
      <style:text-properties fo:font-size="11pt" style:font-size-asian="11pt" style:font-size-complex="11pt"/>
    </style:style>
    <style:style style:name="P16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0pt" fo:font-weight="normal" style:font-size-asian="10pt" style:font-size-complex="10pt"/>
    </style:style>
    <style:style style:name="P17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0pt" fo:font-weight="normal" officeooo:paragraph-rsid="0034ecd5" style:font-size-asian="10pt" style:font-size-complex="10pt"/>
    </style:style>
    <style:style style:name="P18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rsid="0011c635" officeooo:paragraph-rsid="0011c635" style:text-blinking="false" fo:background-color="transparent"/>
    </style:style>
    <style:style style:name="P19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officeooo:paragraph-rsid="0011c635"/>
    </style:style>
    <style:style style:name="P20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paragraph-rsid="0011c635"/>
    </style:style>
    <style:style style:name="P21" style:family="paragraph" style:parent-style-name="Text_20_body" style:list-style-name="L1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1f89" officeooo:paragraph-rsid="00131f89" style:text-blinking="false" fo:background-color="transparent" style:font-weight-asian="normal" style:font-weight-complex="normal"/>
    </style:style>
    <style:style style:name="P22" style:family="paragraph" style:parent-style-name="Text_20_body" style:list-style-name="L1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6377" officeooo:paragraph-rsid="00196377" style:text-blinking="false" fo:background-color="transparent" style:font-weight-asian="normal" style:font-weight-complex="normal"/>
    </style:style>
    <style:style style:name="P23" style:family="paragraph" style:parent-style-name="Text_20_body" style:list-style-name="L3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eeec" officeooo:paragraph-rsid="0028eeec" style:text-blinking="false" fo:background-color="transparent"/>
    </style:style>
    <style:style style:name="P24" style:family="paragraph" style:parent-style-name="Text_20_body" style:list-style-name="L4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6377" officeooo:paragraph-rsid="00395e91" style:text-blinking="false" fo:background-color="transparent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/>
    </style:style>
    <style:style style:name="P26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1533c2" officeooo:paragraph-rsid="0034ecd5" style:text-blinking="false" fo:background-color="transparent" style:font-size-asian="10pt" style:font-size-complex="10pt"/>
    </style:style>
    <style:style style:name="P27" style:family="paragraph" style:parent-style-name="Text_20_body" style:list-style-name="L4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96377" officeooo:paragraph-rsid="0025fb15" style:text-blinking="false" fo:background-color="transparent" style:font-size-asian="11pt" style:font-weight-asian="normal" style:font-size-complex="11pt" style:font-weight-complex="normal"/>
    </style:style>
    <style:style style:name="P28" style:family="paragraph" style:parent-style-name="Text_20_body" style:list-style-name="L2">
      <style:paragraph-properties fo:margin-top="0in" fo:margin-bottom="0in" loext:contextual-spacing="false" fo:line-height="100%" style:writing-mode="lr-tb"/>
      <style:text-properties officeooo:paragraph-rsid="0016e9a5"/>
    </style:style>
    <style:style style:name="P29" style:family="paragraph" style:parent-style-name="Text_20_body" style:list-style-name="L3">
      <style:paragraph-properties fo:margin-top="0in" fo:margin-bottom="0in" loext:contextual-spacing="false" fo:line-height="100%" style:writing-mode="lr-tb"/>
      <style:text-properties officeooo:paragraph-rsid="001a4f61"/>
    </style:style>
    <style:style style:name="P30" style:family="paragraph" style:parent-style-name="Text_20_body" style:list-style-name="L3">
      <style:paragraph-properties fo:margin-top="0in" fo:margin-bottom="0in" loext:contextual-spacing="false" fo:line-height="100%" style:writing-mode="lr-tb"/>
      <style:text-properties officeooo:paragraph-rsid="0028eeec"/>
    </style:style>
    <style:style style:name="P31" style:family="paragraph" style:parent-style-name="Text_20_body" style:list-style-name="L4">
      <style:paragraph-properties fo:margin-top="0in" fo:margin-bottom="0in" loext:contextual-spacing="false" fo:line-height="100%" style:writing-mode="lr-tb"/>
      <style:text-properties fo:font-size="11pt" officeooo:paragraph-rsid="0025fb15" style:font-size-asian="11pt" style:font-size-complex="11pt"/>
    </style:style>
    <style:style style:name="P32" style:family="paragraph" style:parent-style-name="Text_20_body" style:list-style-name="L2">
      <style:paragraph-properties fo:margin-left="0in" fo:margin-right="0.0311in" fo:margin-top="0in" fo:margin-bottom="0in" loext:contextual-spacing="false" fo:line-height="100%" fo:text-indent="0in" style:auto-text-indent="false" style:writing-mode="lr-tb"/>
      <style:text-properties fo:font-variant="normal" fo:text-transform="none" fo:color="#24292e" style:text-line-through-style="none" style:text-line-through-type="none" style:font-name="Arial1" fo:font-size="11pt" fo:letter-spacing="normal" fo:font-style="normal" style:text-underline-style="none" fo:font-weight="normal" officeooo:rsid="00292049" officeooo:paragraph-rsid="00354208" style:text-blinking="false" fo:background-color="transparen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c63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a4f6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a4f61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a4f61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b80c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ce5d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65d6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eeec" style:text-blinking="false" fo:background-color="#ffffff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c635" style:text-blinking="false" fo:background-color="#ffffff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1f89" style:text-blinking="false" fo:background-color="#ffffff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9d90" style:text-blinking="false" fo:background-color="#ffffff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44e7" style:text-blinking="false" fo:background-color="#ffffff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e2e8" style:text-blinking="false" fo:background-color="#ffffff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fb50" style:text-blinking="false" fo:background-color="#ffffff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c635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fb15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2049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eeec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e9a5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89dd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d77d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2aff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bc64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ecd5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58b24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5496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3089dd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3089dd" style:text-blinking="false" fo:background-color="transparent" loext:char-shading-value="0" style:font-style-asian="italic" style:font-style-complex="italic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533c2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b9515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6e9a5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34ecd5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ize="11pt" style:text-underline-style="none" fo:font-weight="normal" style:text-blinking="false" fo:background-color="#ffffff" loext:char-shading-value="0" style:font-size-asian="11pt" style:font-size-complex="11pt"/>
    </style:style>
    <style:style style:name="T41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#ffffff" loext:char-shading-value="0" style:font-size-asian="11pt" style:font-style-asian="normal" style:font-size-complex="11pt" style:font-style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c7a78" style:text-blinking="false" fo:background-color="#ffffff" loext:char-shading-value="0" style:font-size-asian="11pt" style:font-style-asian="normal" style:font-size-complex="11pt" style:font-style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c9d90" style:text-blinking="false" fo:background-color="#ffffff" loext:char-shading-value="0" style:font-size-asian="11pt" style:font-style-asian="normal" style:font-size-complex="11pt" style:font-style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72475" style:text-blinking="false" fo:background-color="transparent" loext:char-shading-value="0" style:font-weight-asian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196377" style:text-blinking="false" fo:background-color="transparent" loext:char-shading-value="0" style:font-weight-asian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72475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style:text-blinking="false" fo:background-color="#ffffff" loext:char-shading-value="0" style:font-size-asian="11pt" style:font-style-asian="normal" style:font-size-complex="11pt" style:font-style-complex="normal"/>
    </style:style>
    <style:style style:name="T49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1c635" style:text-blinking="false" fo:background-color="#ffffff" loext:char-shading-value="0" style:font-size-asian="11pt" style:font-size-complex="11pt"/>
    </style:style>
    <style:style style:name="T50" style:family="text">
      <style:text-properties fo:font-variant="normal" fo:text-transform="none" fo:color="#cccccc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51" style:family="text">
      <style:text-properties officeooo:rsid="001533c2"/>
    </style:style>
    <style:style style:name="T52" style:family="text">
      <style:text-properties officeooo:rsid="001a4f61"/>
    </style:style>
    <style:style style:name="T53" style:family="text">
      <style:text-properties officeooo:rsid="001b9515"/>
    </style:style>
    <style:style style:name="T54" style:family="text">
      <style:text-properties officeooo:rsid="002865d6"/>
    </style:style>
    <style:style style:name="T55" style:family="text">
      <style:text-properties officeooo:rsid="002df09c"/>
    </style:style>
    <style:style style:name="T56" style:family="text">
      <style:text-properties fo:color="#000000" style:font-name="Arial" officeooo:rsid="003089dd"/>
    </style:style>
    <style:style style:name="T57" style:family="text">
      <style:text-properties fo:color="#000000" style:font-name="Arial" officeooo:rsid="0016e9a5"/>
    </style:style>
    <style:style style:name="T58" style:family="text">
      <style:text-properties fo:color="#000000" style:font-name="Arial" officeooo:rsid="0034ecd5"/>
    </style:style>
    <style:style style:name="T59" style:family="text">
      <style:text-properties fo:color="#000000" style:font-name="Arial" officeooo:rsid="00354208"/>
    </style:style>
    <style:style style:name="T60" style:family="text">
      <style:text-properties fo:color="#000000" style:font-name="Arial" fo:font-style="italic" officeooo:rsid="003089dd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0445in" text:min-label-width="0.1965in"/>
      </text:list-level-style-bullet>
      <text:list-level-style-bullet text:level="2" text:style-name="Bullet_20_Symbols" style:num-suffix="." text:bullet-char="•">
        <style:list-level-properties text:space-before="1.5354in" text:min-label-width="0.1965in"/>
      </text:list-level-style-bullet>
      <text:list-level-style-bullet text:level="3" text:style-name="Bullet_20_Symbols" style:num-suffix="." text:bullet-char="•">
        <style:list-level-properties text:space-before="2.0264in" text:min-label-width="0.1965in"/>
      </text:list-level-style-bullet>
      <text:list-level-style-bullet text:level="4" text:style-name="Bullet_20_Symbols" style:num-suffix="." text:bullet-char="•">
        <style:list-level-properties text:space-before="2.5173in" text:min-label-width="0.1965in"/>
      </text:list-level-style-bullet>
      <text:list-level-style-bullet text:level="5" text:style-name="Bullet_20_Symbols" style:num-suffix="." text:bullet-char="•">
        <style:list-level-properties text:space-before="3.0083in" text:min-label-width="0.1965in"/>
      </text:list-level-style-bullet>
      <text:list-level-style-bullet text:level="6" text:style-name="Bullet_20_Symbols" style:num-suffix="." text:bullet-char="•">
        <style:list-level-properties text:space-before="3.4992in" text:min-label-width="0.1965in"/>
      </text:list-level-style-bullet>
      <text:list-level-style-bullet text:level="7" text:style-name="Bullet_20_Symbols" style:num-suffix="." text:bullet-char="•">
        <style:list-level-properties text:space-before="3.9902in" text:min-label-width="0.1965in"/>
      </text:list-level-style-bullet>
      <text:list-level-style-bullet text:level="8" text:style-name="Bullet_20_Symbols" style:num-suffix="." text:bullet-char="•">
        <style:list-level-properties text:space-before="4.4815in" text:min-label-width="0.1965in"/>
      </text:list-level-style-bullet>
      <text:list-level-style-bullet text:level="9" text:style-name="Bullet_20_Symbols" style:num-suffix="." text:bullet-char="•">
        <style:list-level-properties text:space-before="4.9724in" text:min-label-width="0.1965in"/>
      </text:list-level-style-bullet>
      <text:list-level-style-bullet text:level="10" text:style-name="Bullet_20_Symbols" style:num-suffix="." text:bullet-char="•">
        <style:list-level-properties text:space-before="5.46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Keith Booher</text:p>
      <text:p text:style-name="P19"><text:span text:style-name="T2">keith.booher</text:span><text:span text:style-name="T1">@</text:span><text:span text:style-name="T2">yahoo</text:span><text:span text:style-name="T1">.com | </text:span><text:span text:style-name="T2">512</text:span><text:span text:style-name="T1">-</text:span><text:span text:style-name="T2">653</text:span><text:span text:style-name="T1">-</text:span><text:span text:style-name="T2">5115</text:span><text:span text:style-name="T1"> | </text:span><text:span text:style-name="T2">Austin</text:span><text:span text:style-name="T1">, </text:span><text:span text:style-name="T2">Texas</text:span></text:p>
      <text:p text:style-name="P19"><text:span text:style-name="T8">LinkedIn:</text:span><text:span text:style-name="T49">https://www.linkedin.com/in/keith-booher-8250b715a/</text:span><text:span text:style-name="T40"> </text:span></text:p>
      <text:p text:style-name="P19"><text:span text:style-name="T8">Website:</text:span><text:span text:style-name="T49">https://keithbooher.github.io/Bootstrap-Portfolio/</text:span><text:span text:style-name="T8"> <text:s/></text:span></text:p>
      <text:p text:style-name="P20"><text:span text:style-name="T8"><text:tab/><text:tab/><text:tab/><text:tab/>Github:</text:span><text:span text:style-name="T49">https://github.com/keithbooher</text:span><text:span text:style-name="T40"> </text:span></text:p>
      <text:p text:style-name="P19"/>
      <text:p text:style-name="P8">PROFESSIONAL SUMMARY</text:p>
      <text:p text:style-name="P3"><text:span text:style-name="T43">Motivated</text:span><text:span text:style-name="T41"> seeker of knowledge who currently has his sights set on a full-time web development positio</text:span><text:span text:style-name="T42">n</text:span><text:span text:style-name="T48">. </text:span><text:span text:style-name="T7">10 years of </text:span><text:span text:style-name="T15">team work and time management</text:span><text:span text:style-name="T13"> </text:span><text:span text:style-name="T7">experience. Highly creative problem-solver with </text:span><text:span text:style-name="T14">4 years experience</text:span><text:span text:style-name="T7"> of developing innovative solutions </text:span><text:span text:style-name="T9">and </text:span><text:span text:style-name="T18">designs</text:span><text:span text:style-name="T7"> </text:span><text:span text:style-name="T9">within the STEM academy program</text:span><text:span text:style-name="T7">. Strong verbal and written communication skills; </text:span><text:span text:style-name="T17">excels</text:span><text:span text:style-name="T16"> in team environments as well as</text:span><text:span text:style-name="T7"> independently. Strong commitment to data-driven decision making.</text:span></text:p>
      <text:p text:style-name="P4"/>
      <text:p text:style-name="P7">TECHNICAL SKILLS </text:p>
      <text:p text:style-name="P12"><text:span text:style-name="T19">Node.Js, </text:span><text:span text:style-name="T30">M</text:span><text:span text:style-name="T20">oment.js</text:span><text:span text:style-name="T19">, JavaScript, jQuery, React.js, </text:span><text:span text:style-name="T29">Express, Passport, OAuth</text:span><text:span text:style-name="T19">, React Native, GIT, Github, MySQL, </text:span><text:span text:style-name="T26">Mongo, Canvas, Stripe</text:span><text:span text:style-name="T19">, Firebase, </text:span><text:span text:style-name="T26">Handlebars</text:span><text:span text:style-name="T19">, HTML, CSS, Bootstrap, </text:span><text:span text:style-name="T27">Restful </text:span><text:span text:style-name="T19">APIs, JSON, </text:span><text:span text:style-name="T28">C</text:span><text:span text:style-name="T19">ommand </text:span><text:span text:style-name="T28">L</text:span><text:span text:style-name="T19">ine, </text:span><text:span text:style-name="T29">C</text:span><text:span text:style-name="T19">omputer </text:span><text:span text:style-name="T29">S</text:span><text:span text:style-name="T19">cience </text:span><text:span text:style-name="T29">F</text:span><text:span text:style-name="T19">undamentals, </text:span><text:span text:style-name="T29">W</text:span><text:span text:style-name="T19">riting </text:span><text:span text:style-name="T29">W</text:span><text:span text:style-name="T19">ests, </text:span><text:span text:style-name="T21">150+ hours of scientific lab time</text:span><text:span text:style-name="T7"> </text:span></text:p>
      <text:p text:style-name="P5"/>
      <text:p text:style-name="P6">HIGHLIGHTS</text:p>
      <text:list xml:id="list120738491345279001" text:style-name="L1">
        <text:list-item>
          <text:p text:style-name="P21">Creative Design</text:p>
        </text:list-item>
        <text:list-item>
          <text:p text:style-name="P21">Usability expertise</text:p>
        </text:list-item>
        <text:list-item>
          <text:p text:style-name="P21">Complex problem solver</text:p>
        </text:list-item>
        <text:list-item>
          <text:p text:style-name="P21">Strong communication <text:span text:style-name="T55">and time management</text:span> skills</text:p>
        </text:list-item>
        <text:list-item>
          <text:p text:style-name="P22">Quick to pick up new software</text:p>
          <text:p text:style-name="P22"/>
        </text:list-item>
      </text:list>
      <text:p text:style-name="P14"><text:span text:style-name="T32">PROJECT</text:span><text:span text:style-name="T33">S</text:span></text:p>
      <text:p text:style-name="P16"><text:span text:style-name="T36">LetsGoCamping</text:span><text:span text:style-name="T35"> </text:span><text:span text:style-name="T50">|</text:span><text:span text:style-name="T35"> </text:span><text:span text:style-name="T37">UT Coding Bootcamp </text:span><text:span text:style-name="T38">Team Project</text:span></text:p>
      <text:p text:style-name="P10">Single-page web application for <text:span text:style-name="T51">finding campsites, acquiring weather info and suggested products related to conditions of the camping experience</text:span></text:p>
      <text:list xml:id="list1447035245046819625" text:style-name="L2">
        <text:list-item>
          <text:p text:style-name="P28"><text:span text:style-name="T34">Languages and technologies used</text:span><text:span text:style-name="T25">:</text:span><text:span text:style-name="T24"> </text:span><text:span text:style-name="T31">REST</text:span><text:span text:style-name="T24"> API's, Bootstrap, CSS, Jquery, </text:span><text:span text:style-name="T25">GitHub</text:span></text:p>
        </text:list-item>
      </text:list>
      <text:p text:style-name="P26"/>
      <text:p text:style-name="P17"><text:span text:style-name="T39">Shuteye</text:span><text:span text:style-name="T35"> </text:span><text:span text:style-name="T50">|</text:span><text:span text:style-name="T35"> </text:span><text:span text:style-name="T37">UT Coding Bootcamp </text:span><text:span text:style-name="T38">Team Project</text:span></text:p>
      <text:p text:style-name="P11">Social environment app where users can track logged naps and dream experiences as well as view other users experiences</text:p>
      <text:list xml:id="list231738912567550" text:continue-numbering="true" text:style-name="L2">
        <text:list-item>
          <text:p text:style-name="P32"><text:span text:style-name="T60">Languages and technologies used</text:span><text:span text:style-name="T56">:</text:span><text:span text:style-name="T57"> </text:span><text:span text:style-name="T58">Javascript, </text:span><text:span text:style-name="T59">Jquery</text:span><text:span text:style-name="T58">, Node.js, Express, </text:span><text:span text:style-name="T59">Cavas</text:span><text:span text:style-name="T58">, Handlebars, </text:span><text:span text:style-name="T59">MySql, CSS, HTML</text:span></text:p>
        </text:list-item>
      </text:list>
      <text:p text:style-name="P7">EXPERIENCE</text:p>
      <text:p text:style-name="P13"/>
      <text:p text:style-name="P14"><text:span text:style-name="T6">HEB </text:span><text:span text:style-name="T5">08</text:span><text:span text:style-name="T3">/</text:span><text:span text:style-name="T4">2011</text:span><text:span text:style-name="T3">-</text:span><text:span text:style-name="T4">8</text:span><text:span text:style-name="T3">/</text:span><text:span text:style-name="T4">2018</text:span></text:p>
      <text:p text:style-name="P9"><text:span text:style-name="T54">Perishables</text:span> <text:span text:style-name="T52">Specialist</text:span></text:p>
      <text:list xml:id="list1606760677265126287" text:style-name="L3">
        <text:list-item>
          <text:p text:style-name="P29"><text:span text:style-name="T11">P</text:span><text:span text:style-name="T10">resentation </text:span><text:span text:style-name="T12">and organization </text:span><text:span text:style-name="T10">consult</text:span><text:span text:style-name="T11">ant</text:span></text:p>
        </text:list-item>
        <text:list-item>
          <text:p text:style-name="P23">Managed team members and work load</text:p>
        </text:list-item>
        <text:list-item>
          <text:p text:style-name="P30"><text:span text:style-name="T22">Played an Important role in breaking</text:span><text:span text:style-name="T23"> nine sales records </text:span><text:span text:style-name="T22">at different stores</text:span><text:span text:style-name="T23"> </text:span></text:p>
        </text:list-item>
      </text:list>
      <text:p text:style-name="P1"/>
      <text:p text:style-name="P2">EDUCATION</text:p>
      <text:list xml:id="list4273763331908512875" text:style-name="L4">
        <text:list-item>
          <text:p text:style-name="P27">Trilogy Ed Full Stack Developer <text:span text:style-name="T53">Bootcamp</text:span> Certification</text:p>
        </text:list-item>
        <text:list-item>
          <text:p text:style-name="P24">Product design experience in STEM Academy</text:p>
        </text:list-item>
        <text:list-item>
          <text:p text:style-name="P31"><text:span text:style-name="T45">Austin Community College</text:span><text:span text:style-name="T46">, </text:span><text:span text:style-name="T45">Austin</text:span><text:span text:style-name="T46">, </text:span><text:span text:style-name="T45">Tx</text:span></text:p>
        </text:list-item>
      </text:list>
      <text:p text:style-name="P15"><text:span text:style-name="T44"><text:tab/><text:tab/>Earned </text:span><text:span text:style-name="T47">55</text:span><text:span text:style-name="T44"> credits towards </text:span><text:span text:style-name="T47">AAS Chemist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1:18:47.649000000</meta:creation-date>
    <dc:date>2018-08-02T23:17:36.616000000</dc:date>
    <meta:editing-duration>PT6H35M17S</meta:editing-duration>
    <meta:editing-cycles>38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34" meta:word-count="277" meta:character-count="2076" meta:non-whitespace-character-count="1833"/>
  </office:meta>
</office:document-meta>
</file>